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</style:style>
    <style:style style:name="P2" style:family="paragraph" style:parent-style-name="Preformatted_20_Text">
      <style:text-properties officeooo:paragraph-rsid="00201e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ión presentación </text:p>
      <text:p text:style-name="Preformatted_20_Text"/>
      <text:p text:style-name="Preformatted_20_Text">INTRO (Alejandro) 2 minutos</text:p>
      <text:p text:style-name="Preformatted_20_Text"/>
      <text:p text:style-name="Preformatted_20_Text">Hola, como habéis visto en el vídeo de la presentación, hoy os enseñaremos como </text:p>
      <text:p text:style-name="Preformatted_20_Text">funciona kubernetes y la gran utilidad que tiene.</text:p>
      <text:p text:style-name="Preformatted_20_Text"/>
      <text:p text:style-name="Preformatted_20_Text">Empezaremos explicando que es kubernetes y que ofrece, después mi compañero explicará su arquitectura y por último explicaremos sus elementos. </text:p>
      <text:p text:style-name="Preformatted_20_Text"/>
      <text:p text:style-name="Preformatted_20_Text"><text:tab/>¿Qué es Kubernetes? </text:p>
      <text:p text:style-name="Preformatted_20_Text"/>
      <text:p text:style-name="Preformatted_20_Text"><text:tab/>Kubernetes es un software de código libre que permite implementar, administrar y escalar aplicaciones.</text:p>
      <text:p text:style-name="Preformatted_20_Text"/>
      <text:p text:style-name="Preformatted_20_Text"><text:tab/>Fue diseñado por Google en 2014</text:p>
      <text:p text:style-name="Preformatted_20_Text"/>
      <text:p text:style-name="Preformatted_20_Text"/>
      <text:p text:style-name="Preformatted_20_Text"/>
      <text:p text:style-name="Preformatted_20_Text"><text:tab/>¿Qué ofrece? </text:p>
      <text:p text:style-name="Preformatted_20_Text"/>
      <text:p text:style-name="Preformatted_20_Text"/>
      <text:p text:style-name="Preformatted_20_Text"><text:tab/>Las principales carácteristicas de kubernetes son:</text:p>
      <text:p text:style-name="Preformatted_20_Text"><text:tab/></text:p>
      <text:p text:style-name="Preformatted_20_Text"/>
      <text:p text:style-name="Preformatted_20_Text"><text:tab/>· Escalado: </text:p>
      <text:p text:style-name="Preformatted_20_Text"><text:tab/></text:p>
      <text:p text:style-name="Preformatted_20_Text"><text:tab/>Permite escalar nuestras aplicaciones en función del número de réplicas que necesitemos.</text:p>
      <text:p text:style-name="Preformatted_20_Text"/>
      <text:p text:style-name="Preformatted_20_Text"/>
      <text:p text:style-name="Preformatted_20_Text"><text:tab/>· Reparación automática: </text:p>
      <text:p text:style-name="Preformatted_20_Text"><text:tab/></text:p>
      <text:p text:style-name="Preformatted_20_Text"><text:tab/>En caso de ocurrir un fallo en un contenedeor, se reinicia automáticamente. También se reemplaza cuando un nodo muere.</text:p>
      <text:p text:style-name="Preformatted_20_Text"/>
      <text:p text:style-name="Preformatted_20_Text"/>
      <text:p text:style-name="Preformatted_20_Text"><text:tab/>· Planificación de nodos y contenedores:</text:p>
      <text:p text:style-name="Preformatted_20_Text"/>
      <text:p text:style-name="Preformatted_20_Text"><text:tab/>Kubernetes nos ayuda a decidir en qué nodo se ejecutará cada contenedor, en función de los recursos necesarios.</text:p>
      <text:p text:style-name="Preformatted_20_Text"/>
      <text:p text:style-name="Preformatted_20_Text"/>
      <text:p text:style-name="Preformatted_20_Text"><text:tab/>· Despliegues y rollbacks automáticos</text:p>
      <text:p text:style-name="Preformatted_20_Text"/>
      <text:p text:style-name="Preformatted_20_Text"><text:tab/>Podemos desplegar los cambios de manera progresiva cuando actualizamos una aplicación y podemos hacer un rollback en caso de fallo </text:p>
      <text:p text:style-name="Preformatted_20_Text"><text:tab/>(volver a la versión anterior). </text:p>
      <text:p text:style-name="Preformatted_20_Text"/>
      <text:p text:style-name="Preformatted_20_Text"/>
      <text:p text:style-name="Preformatted_20_Text"><text:tab/>· Almacenamiento persistente:</text:p>
      <text:p text:style-name="Preformatted_20_Text"/>
      <text:p text:style-name="Preformatted_20_Text"><text:tab/>Kubernetes permite montar de forma automática el sistema de almacenamiento necesario para los contenedores: </text:p>
      <text:p text:style-name="Preformatted_20_Text"><text:tab/>en modo local, en un proveedor de cloud o en un sistema de red como NFS.</text:p>
      <text:p text:style-name="Preformatted_20_Text"/>
      <text:p text:style-name="Preformatted_20_Text"/>
      <text:p text:style-name="Preformatted_20_Text"><text:tab/>· Servicios</text:p>
      <text:p text:style-name="Preformatted_20_Text"/>
      <text:p text:style-name="Preformatted_20_Text"><text:tab/>Podemos asignar a los contenedores sus propias direcciones IP y un nombre DNS específico para cada conjunto de contenedores.</text:p>
      <text:p text:style-name="Preformatted_20_Text"/>
      <text:p text:style-name="Preformatted_20_Text"><text:tab/></text:p>
      <text:p text:style-name="Preformatted_20_Text"><text:tab/>· Seguridad</text:p>
      <text:p text:style-name="Preformatted_20_Text"/>
      <text:p text:style-name="Preformatted_20_Text"><text:tab/>Kubernetes no expone nuestra información confidencial a la hora de desplegar y configurar nuestras aplicaciones, esto se consigue gracias a secrets.</text:p>
      <text:p text:style-name="Preformatted_20_Text"><text:soft-page-break/></text:p>
      <text:p text:style-name="Preformatted_20_Text"/>
      <text:p text:style-name="Preformatted_20_Text"/>
      <text:p text:style-name="Preformatted_20_Text">ARQUITECTURA (Roberto) 5 minutos</text:p>
      <text:p text:style-name="Preformatted_20_Text"/>
      <text:p text:style-name="Preformatted_20_Text"/>
      <text:p text:style-name="Preformatted_20_Text">ELEMENTOS (Alejandro y Roberto) 14 minutos en total</text:p>
      <text:p text:style-name="Preformatted_20_Text"/>
      <text:p text:style-name="Preformatted_20_Text"/>
      <text:p text:style-name="Preformatted_20_Text">5 Minutos (ALEJANDRO) </text:p>
      <text:p text:style-name="Preformatted_20_Text">-Replicaset </text:p>
      <text:p text:style-name="Preformatted_20_Text"/>
      <text:p text:style-name="Preformatted_20_Text">Replicaset es el componente que se encarga de mantener el número de réplicas en los pods.</text:p>
      <text:p text:style-name="Preformatted_20_Text"/>
      <text:p text:style-name="Preformatted_20_Text">Crea o elimina el número de pods para llegar al número que le hemos indicado.</text:p>
      <text:p text:style-name="Preformatted_20_Text"/>
      <text:p text:style-name="Preformatted_20_Text">Tenemos dos formas, o con comando o editando el fichero .yaml</text:p>
      <text:p text:style-name="Preformatted_20_Text"/>
      <text:p text:style-name="Preformatted_20_Text"/>
      <text:p text:style-name="Preformatted_20_Text"/>
      <text:p text:style-name="Preformatted_20_Text">Sin embargo un deployment (PONER DIAPOSITIVA DEPLOYMENT)</text:p>
      <text:p text:style-name="Preformatted_20_Text"><text:s/></text:p>
      <text:p text:style-name="Preformatted_20_Text">es un concepto de más alto nivel que gestiona replicasets y proporciona actualizaciones de los pods.</text:p>
      <text:p text:style-name="Preformatted_20_Text"/>
      <text:p text:style-name="Preformatted_20_Text"/>
      <text:p text:style-name="Preformatted_20_Text">-Deployment</text:p>
      <text:p text:style-name="Preformatted_20_Text"/>
      <text:p text:style-name="Preformatted_20_Text">El deployment, cuando creas un deployment, el master organiza las instancias de aplicación en los nodos disponibles del clúster además al crearlo, </text:p>
      <text:p text:style-name="Preformatted_20_Text">especificamos la aplicación y el número de réplicas que se quieren mantener en ejecución.</text:p>
      <text:p text:style-name="Preformatted_20_Text"/>
      <text:p text:style-name="Preformatted_20_Text">Podemos modificar el número de réplicas en cualquier momento actualizando el deployment. </text:p>
      <text:p text:style-name="Preformatted_20_Text"/>
      <text:p text:style-name="Preformatted_20_Text">Una vez creadas si un nodo en el que está una instancia cae o es eliminado, el controlador sustituye la instancia por otra en otro nodo disponible del clúster.</text:p>
      <text:p text:style-name="Preformatted_20_Text"/>
      <text:p text:style-name="P2">Por lo tanto se recomienda usar deployments en vez de usar replicasets a no ser que no se necesite las actualizaciones. </text:p>
      <text:p text:style-name="Preformatted_20_Text"/>
      <text:p text:style-name="Preformatted_20_Text"/>
      <text:p text:style-name="Preformatted_20_Text">-Volumenes</text:p>
      <text:p text:style-name="Preformatted_20_Text">El almacenamiento en contenedores es efímero. Cuando se elimina un contenedor, sus datos también se eliminan y cuando un contenedor falla y es reemplazado, </text:p>
      <text:p text:style-name="Preformatted_20_Text">se reemplaza sin datos, como si fuera nuevo.</text:p>
      <text:p text:style-name="Preformatted_20_Text"/>
      <text:p text:style-name="Preformatted_20_Text">Hay dos tipos de volumenes:</text:p>
      <text:p text:style-name="Preformatted_20_Text"/>
      <text:p text:style-name="Preformatted_20_Text">Temporales:</text:p>
      <text:p text:style-name="Preformatted_20_Text">EmptyDir --&gt; Es un directorio vacío que se crea como volumen y va ligado a la vida del pod. Si muere el pod, desaparecen sus datos.</text:p>
      <text:p text:style-name="Preformatted_20_Text"/>
      <text:p text:style-name="Preformatted_20_Text">HostPath --&gt; Directorio que va ligado al nodo, Si un pod muere y se despliega en otro pod, no podrá acceder a sus datos. </text:p>
      <text:p text:style-name="Preformatted_20_Text">El volumen existe hasta que el nodo muera o se elimine.</text:p>
      <text:p text:style-name="Preformatted_20_Text"/>
      <text:p text:style-name="Preformatted_20_Text"/>
      <text:p text:style-name="Preformatted_20_Text">Persistentes:</text:p>
      <text:p text:style-name="Preformatted_20_Text">Volumen externo de red (PV o PVC) persistent volumes o persistent volumes claims</text:p>
      <text:p text:style-name="Preformatted_20_Text"/>
      <text:p text:style-name="Preformatted_20_Text">PV --&gt; El ciclo de vida de Persistent Volume es administrado por Kubernetes.</text:p>
      <text:p text:style-name="Preformatted_20_Text">y los recursos existen a pesar de que un pod muera.</text:p>
      <text:p text:style-name="Preformatted_20_Text"/>
      <text:p text:style-name="Preformatted_20_Text">Y el PVC es: Necesito 10GB de memoria para el pod y que sea read,write. Pues si hay un PV con esas caracteristicas, se vincula a ese PV.</text:p>
      <text:p text:style-name="Preformatted_20_Text"><text:soft-page-break/></text:p>
      <text:p text:style-name="Preformatted_20_Text"/>
      <text:p text:style-name="Preformatted_20_Text">(ROBERTO)</text:p>
      <text:p text:style-name="Preformatted_20_Text">-Namespaces</text:p>
      <text:p text:style-name="Preformatted_20_Text">-Config Maps <text:s text:c="2"/>5 Minutos (ROBERTO)</text:p>
      <text:p text:style-name="Preformatted_20_Text">-Secret</text:p>
      <text:p text:style-name="Preformatted_20_Text">-RBAC</text:p>
      <text:p text:style-name="Preformatted_20_Text"/>
      <text:p text:style-name="Preformatted_20_Text">-Services <text:s/></text:p>
      <text:p text:style-name="Preformatted_20_Text">Service es la red de kubernetes, es para dar acceso a una aplicación.</text:p>
      <text:p text:style-name="Preformatted_20_Text"/>
      <text:p text:style-name="Preformatted_20_Text">ClusterIP--&gt; Servicio de comunicación entre aplicaciones dentro del clúster.</text:p>
      <text:p text:style-name="Preformatted_20_Text"/>
      <text:p text:style-name="Preformatted_20_Text">NodePort --&gt; Servicio de acceso desde el exterior a las aplicaciones del clúster.</text:p>
      <text:p text:style-name="Preformatted_20_Text">Puertos permitidos (30000-32767)</text:p>
      <text:p text:style-name="Preformatted_20_Text"/>
      <text:p text:style-name="Preformatted_20_Text">ExternalIP --&gt; Servicio que expone una aplicación a una ip concreta.</text:p>
      <text:p text:style-name="Preformatted_20_Text"/>
      <text:p text:style-name="Preformatted_20_Text"/>
      <text:p text:style-name="Preformatted_20_Text"/>
      <text:p text:style-name="Preformatted_20_Text">-Ingress <text:s text:c="3"/>4 Minutos (ALEJANDRO)</text:p>
      <text:p text:style-name="Preformatted_20_Text"/>
      <text:p text:style-name="Preformatted_20_Text">Ingress es otra forma de acceder a los pods desde el exterior del clúster. Nos permite acceder a servicios</text:p>
      <text:p text:style-name="Preformatted_20_Text">a través del protocolo web http/https. Le damos una url externa que permite el acceso.</text:p>
      <text:p text:style-name="Preformatted_20_Text"/>
      <text:p text:style-name="Preformatted_20_Text"/>
      <text:p text:style-name="Preformatted_20_Text">Ahora pasaremos a la parte demo que consistirá en desplegar una app mongodb + mongo express que permite gestionar las bases de datos desde un navegador web. </text:p>
      <text:p text:style-name="Preformatted_20_Text"/>
      <text:p text:style-name="Preformatted_20_Text"/>
      <text:p text:style-name="Preformatted_20_Text">PARTE DEMO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Una vez enseñado el mongo express, mi compañero y yo diremos unas conclusiones sobre el proyecto. 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.0$Linux_X86_64 LibreOffice_project/40$Build-2</meta:generator>
    <dc:date>2021-05-15T13:51:22.215128021</dc:date>
    <meta:editing-duration>PT3M11S</meta:editing-duration>
    <meta:editing-cycles>1</meta:editing-cycles>
    <meta:document-statistic meta:table-count="0" meta:image-count="0" meta:object-count="0" meta:page-count="3" meta:paragraph-count="76" meta:word-count="740" meta:character-count="4576" meta:non-whitespace-character-count="3861"/>
  </office:meta>
</office:document-meta>
</file>